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23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4.272cm"/>
    </style:style>
    <style:style style:name="co6" style:family="table-column">
      <style:table-column-properties fo:break-before="auto" style:column-width="3.08cm"/>
    </style:style>
    <style:style style:name="co7" style:family="table-column">
      <style:table-column-properties fo:break-before="auto" style:column-width="3.4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Команды</text:p>
          </table:table-cell>
          <table:table-cell office:value-type="string">
            <text:p>Komands</text:p>
          </table:table-cell>
          <table:table-cell office:value-type="string">
            <text:p>Назначение</text:p>
          </table:table-cell>
          <table:table-cell office:value-type="string">
            <text:p>Naznachenie</text:p>
          </table:table-cell>
          <table:table-cell table:number-columns-repeated="2"/>
        </table:table-row>
        <table:table-row table:style-name="ro2">
          <table:table-cell table:number-columns-repeated="2" office:value-type="string">
            <text:p>cd</text:p>
          </table:table-cell>
          <table:table-cell office:value-type="string">
            <text:p>смена дирректории</text:p>
          </table:table-cell>
          <table:table-cell office:value-type="string">
            <text:p>Change directory</text:p>
          </table:table-cell>
          <table:table-cell table:number-columns-repeated="2"/>
        </table:table-row>
        <table:table-row table:style-name="ro3">
          <table:table-cell table:number-columns-repeated="2" office:value-type="string">
            <text:p>git clone</text:p>
          </table:table-cell>
          <table:table-cell table:number-columns-repeated="4"/>
        </table:table-row>
        <table:table-row table:style-name="ro1">
          <table:table-cell office:value-type="string">
            <text:p>Git status</text:p>
          </table:table-cell>
          <table:table-cell office:value-type="string">
            <text:p>git status</text:p>
          </table:table-cell>
          <table:table-cell table:number-columns-repeated="4"/>
        </table:table-row>
        <table:table-row table:style-name="ro1">
          <table:table-cell table:number-columns-repeated="2" office:value-type="string">
            <text:p>dir</text:p>
          </table:table-cell>
          <table:table-cell table:number-columns-repeated="4"/>
        </table:table-row>
        <table:table-row table:style-name="ro1">
          <table:table-cell table:number-columns-repeated="2" office:value-type="string">
            <text:p>git add</text:p>
          </table:table-cell>
          <table:table-cell table:number-columns-repeated="4"/>
        </table:table-row>
        <table:table-row table:style-name="ro1">
          <table:table-cell office:value-type="string">
            <text:p>Git status</text:p>
          </table:table-cell>
          <table:table-cell office:value-type="string">
            <text:p>git status</text:p>
          </table:table-cell>
          <table:table-cell table:number-columns-repeated="4"/>
        </table:table-row>
        <table:table-row table:style-name="ro1">
          <table:table-cell office:value-type="string">
            <text:p><text:s/>git commit -m</text:p>
          </table:table-cell>
          <table:table-cell office:value-type="string">
            <text:p>git commit -m</text:p>
          </table:table-cell>
          <table:table-cell table:number-columns-repeated="4"/>
        </table:table-row>
        <table:table-row table:style-name="ro1">
          <table:table-cell office:value-type="string">
            <text:p>Git status</text:p>
          </table:table-cell>
          <table:table-cell office:value-type="string">
            <text:p>git status</text:p>
          </table:table-cell>
          <table:table-cell table:number-columns-repeated="4"/>
        </table:table-row>
        <table:table-row table:style-name="ro1">
          <table:table-cell table:number-columns-repeated="2" office:value-type="string">
            <text:p>git push</text:p>
          </table:table-cell>
          <table:table-cell table:number-columns-repeated="4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7">17.10.2021</text:date>, <text:time>11:2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42S</meta:editing-duration>
    <meta:editing-cycles>3</meta:editing-cycles>
    <meta:generator>OpenOffice/4.1.10$Win32 OpenOffice.org_project/4110m2$Build-9807</meta:generator>
    <dc:date>2021-10-17T11:21:48.18</dc:date>
    <meta:document-statistic meta:table-count="3" meta:cell-count="24" meta:object-count="0"/>
    <meta:user-defined meta:name="Info 1"/>
    <meta:user-defined meta:name="Info 2"/>
    <meta:user-defined meta:name="Info 3"/>
    <meta:user-defined meta:name="Info 4"/>
  </office:meta>
</office:document-meta>
</file>